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75cm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color="#ffa500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8b6914" fo:font-weight="bold" style:font-weight-asian="bold" style:font-weight-complex="bold"/>
    </style:style>
    <style:style style:name="T4" style:family="text">
      <style:text-properties fo:color="#8b6914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b6914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8b6914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cm" svg:height="2.612cm" svg:x="3.7cm" svg:y="8.788cm">
          <draw:text-box>
            <text:p text:style-name="P1"><text:span text:style-name="T1">Earth</text:span></text:p>
            <text:p text:style-name="P1"><text:span text:style-name="T1">Natural</text:span></text:p>
            <text:p text:style-name="P1"><text:span text:style-name="T2">rotation</text:span></text:p>
          </draw:text-box>
        </draw:frame>
        <draw:frame draw:style-name="gr1" draw:text-style-name="P4" draw:layer="layout" svg:width="4.719cm" svg:height="1.038cm" svg:x="3.2cm" svg:y="15.2cm">
          <draw:text-box>
            <text:p text:style-name="P3"><text:span text:style-name="T1">Pole</text:span><text:span text:style-name="T2"> motion</text:span></text:p>
          </draw:text-box>
        </draw:frame>
        <draw:custom-shape draw:style-name="gr2" draw:text-style-name="P5" draw:id="id1" draw:layer="layout" svg:width="10.5cm" svg:height="2cm" svg:x="10.1cm" svg:y="1.5cm">
          <text:p text:style-name="P1"><text:span text:style-name="T3">GCRF</text:span></text:p>
          <text:p text:style-name="P1"><text:span text:style-name="T4">(</text:span><text:span text:style-name="T5">Geocentric</text:span><text:span text:style-name="T4"> </text:span><text:span text:style-name="T5">Celestial</text:span><text:span text:style-name="T4">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5.6cm" svg:height="2.612cm" svg:x="5.4cm" svg:y="3.5cm">
          <draw:text-box>
            <text:p text:style-name="P1"><text:span text:style-name="T1">Bias, Precession</text:span></text:p>
            <text:p text:style-name="P1"><text:span text:style-name="T1">and Nutation</text:span></text:p>
          </draw:text-box>
        </draw:frame>
        <draw:custom-shape draw:style-name="gr2" draw:text-style-name="P5" draw:id="id2" draw:layer="layout" svg:width="10.75cm" svg:height="2cm" svg:x="9.95cm" svg:y="6.5cm">
          <text:p text:style-name="P1"><text:span text:style-name="T3">CIRF 2000</text:span></text:p>
          <text:p text:style-name="P1"><text:span text:style-name="T5">(Celest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3" draw:layer="layout" svg:width="10.75cm" svg:height="2cm" svg:x="4cm" svg:y="12cm">
          <text:p text:style-name="P1"><text:span text:style-name="T6">TIRF 2000 without tides</text:span></text:p>
          <text:p text:style-name="P1"><text:span text:style-name="T4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4" draw:layer="layout" svg:width="11cm" svg:height="2cm" svg:x="3.875cm" svg:y="17.5cm">
          <text:p text:style-name="P1"><text:span text:style-name="T6">ITRF 2005 without tides</text:span></text:p>
          <text:p text:style-name="P1"><text:span text:style-name="T4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cm" svg:height="2.5cm" svg:x="8.875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6" draw:layer="layout" draw:type="curve" draw:line-skew="-3.831cm" svg:x1="10.1cm" svg:y1="2.5cm" svg:x2="9.95cm" svg:y2="7.5cm" draw:start-shape="id1" draw:start-glue-point="3" draw:end-shape="id2" draw:end-glue-point="3" svg:d="m10100 2500c-6721 0-6646 5000-150 5000">
          <text:p/>
        </draw:connector>
        <draw:connector draw:style-name="gr5" draw:text-style-name="P6" draw:layer="layout" draw:type="curve" svg:x1="9.95cm" svg:y1="7.5cm" svg:x2="4cm" svg:y2="13cm" draw:start-shape="id2" draw:start-glue-point="3" draw:end-shape="id3" draw:end-glue-point="3" svg:d="m9950 7500c-9675 0-6700 5500-5950 5500">
          <text:p/>
        </draw:connector>
        <draw:connector draw:style-name="gr5" draw:text-style-name="P6" draw:layer="layout" draw:type="curve" draw:line-skew="-0.594cm" svg:x1="4cm" svg:y1="13cm" svg:x2="3.875cm" svg:y2="18.5cm" draw:start-shape="id3" draw:start-glue-point="3" draw:end-shape="id4" svg:d="m4000 13000c-1828 0-1766 5500-125 5500">
          <text:p/>
        </draw:connector>
        <draw:custom-shape draw:style-name="gr2" draw:text-style-name="P5" draw:layer="layout" svg:width="10.75cm" svg:height="2cm" svg:x="16.325cm" svg:y="12cm">
          <text:p text:style-name="P1"><text:span text:style-name="T3">TIRF 2000 with tides</text:span></text:p>
          <text:p text:style-name="P1"><text:span text:style-name="T4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1cm" svg:height="2cm" svg:x="16.2cm" svg:y="17.5cm">
          <text:p text:style-name="P1"><text:span text:style-name="T3">ITRF 2005 with tides</text:span></text:p>
          <text:p text:style-name="P1"><text:span text:style-name="T4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cm" svg:height="2.5cm" svg:x="21.2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2cm" svg:height="2cm" svg:x="14.6cm" svg:y="9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custom-shape draw:style-name="gr3" draw:text-style-name="P6" draw:layer="layout" svg:width="1cm" svg:height="2.5cm" svg:x="14.6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Véronique Pommier</meta:initial-creator>
    <meta:creation-date>2008-06-24T16:57:18</meta:creation-date>
    <dc:date>2009-05-28T18:29:59</dc:date>
    <meta:editing-cycles>22</meta:editing-cycles>
    <meta:editing-duration>PT02H05M24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